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12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9.ttf" manifest:media-type="application/x-font-ttf"/>
  <manifest:file-entry manifest:full-path="Fonts/font8.ttf" manifest:media-type="application/x-font-ttf"/>
  <manifest:file-entry manifest:full-path="Fonts/font10.ttf" manifest:media-type="application/x-font-tt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DejaVu Sans Mono" svg:font-family="'DejaVu Sans Mono'" style:font-family-generic="modern" style:font-pitch="fixed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</svg:font-face-src>
    </style:font-face>
    <style:font-face style:name="Linux Biolinum" svg:font-family="'Linux Biolinum'" style:font-adornments="Normal" style:font-pitch="variable">
      <svg:font-face-src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Nimbus Roman No9 L" svg:font-family="'Nimbus Roman No9 L'" style:font-family-generic="roman" style:font-pitch="variable">
      <svg:font-face-src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</svg:font-face-src>
    </style:font-face>
    <style:font-face style:name="DejaVu Sans" svg:font-family="'DejaVu Sans'" style:font-family-generic="system" style:font-pitch="variable">
      <svg:font-face-src>
        <svg:font-face-uri xlink:href="Fonts/font11.ttf" xlink:type="simple">
          <svg:font-face-format svg:string="truetype"/>
        </svg:font-face-uri>
        <svg:font-face-uri xlink:href="Fonts/font12.ttf" xlink:type="simple">
          <svg:font-face-format svg:string="truetype"/>
        </svg:font-face-uri>
      </svg:font-face-src>
    </style:font-face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8.795cm" style:rel-column-width="32768*"/>
    </style:style>
    <style:style style:name="Tableau1.B" style:family="table-column">
      <style:table-column-properties style:column-width="8.795cm" style:rel-column-width="32767*"/>
    </style:style>
    <style:style style:name="Tableau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0.05pt solid #000000" fo:border-top="none" fo:border-bottom="none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none" fo:border-right="0.05pt solid #000000" fo:border-top="none" fo:border-bottom="0.05pt solid #000000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4.397cm" style:rel-column-width="16383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/>
      <style:text-properties officeooo:rsid="0055d917" officeooo:paragraph-rsid="0055d917"/>
    </style:style>
    <style:style style:name="P2" style:family="paragraph" style:parent-style-name="Title">
      <style:text-properties officeooo:rsid="0055d917" officeooo:paragraph-rsid="0055d917"/>
    </style:style>
    <style:style style:name="P3" style:family="paragraph" style:parent-style-name="Table_20_Contents">
      <style:text-properties fo:font-size="13pt" officeooo:rsid="0055d917" officeooo:paragraph-rsid="0055d917"/>
    </style:style>
    <style:style style:name="P4" style:family="paragraph" style:parent-style-name="Table_20_Contents">
      <style:text-properties fo:font-size="13pt" officeooo:rsid="005b3f34" officeooo:paragraph-rsid="005b3f34"/>
    </style:style>
    <style:style style:name="P5" style:family="paragraph" style:parent-style-name="Table_20_Contents">
      <style:paragraph-properties fo:text-align="center" style:justify-single-word="false"/>
      <style:text-properties fo:font-variant="small-caps" fo:font-size="15pt" style:text-underline-style="solid" style:text-underline-width="auto" style:text-underline-color="font-color" officeooo:rsid="0055d917" officeooo:paragraph-rsid="0055d917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font-variant="small-caps" fo:font-size="15pt" style:text-underline-style="solid" style:text-underline-width="auto" style:text-underline-color="font-color" officeooo:rsid="005c0753" officeooo:paragraph-rsid="005c0753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font-size="15pt" style:text-underline-style="solid" style:text-underline-width="auto" style:text-underline-color="font-color" officeooo:rsid="005d0cef" officeooo:paragraph-rsid="005d0cef" style:font-size-asian="15pt" style:font-size-complex="15pt"/>
    </style:style>
    <style:style style:name="P8" style:family="paragraph" style:parent-style-name="Text_20_body">
      <style:text-properties officeooo:rsid="005ffca9" officeooo:paragraph-rsid="005ffca9"/>
    </style:style>
    <style:style style:name="P9" style:family="paragraph" style:parent-style-name="Text_20_body">
      <style:text-properties fo:font-weight="bold" officeooo:rsid="00612509" officeooo:paragraph-rsid="00612509" style:font-weight-asian="bold" style:font-weight-complex="bold"/>
    </style:style>
    <style:style style:name="P10" style:family="paragraph" style:parent-style-name="Text_20_body">
      <style:text-properties officeooo:rsid="0063b95a" officeooo:paragraph-rsid="0063b95a"/>
    </style:style>
    <style:style style:name="P11" style:family="paragraph" style:parent-style-name="Text_20_body">
      <style:text-properties fo:font-size="18pt" officeooo:rsid="0063b95a" officeooo:paragraph-rsid="0063b95a" style:font-size-asian="18pt" style:font-size-complex="18pt"/>
    </style:style>
    <style:style style:name="P12" style:family="paragraph" style:parent-style-name="Text_20_body">
      <style:text-properties officeooo:rsid="00652b4f" officeooo:paragraph-rsid="00652b4f"/>
    </style:style>
    <style:style style:name="P13" style:family="paragraph" style:parent-style-name="Text_20_body">
      <style:text-properties officeooo:rsid="0066cdcc" officeooo:paragraph-rsid="0066cdcc"/>
    </style:style>
    <style:style style:name="P14" style:family="paragraph" style:parent-style-name="Text_20_body" style:list-style-name="L1">
      <style:paragraph-properties fo:margin-top="0cm" fo:margin-bottom="0cm" loext:contextual-spacing="false"/>
      <style:text-properties officeooo:rsid="0056c156" officeooo:paragraph-rsid="0056c156"/>
    </style:style>
    <style:style style:name="P15" style:family="paragraph" style:parent-style-name="Text_20_body" style:list-style-name="L3">
      <style:paragraph-properties fo:margin-top="0cm" fo:margin-bottom="0cm" loext:contextual-spacing="false"/>
      <style:text-properties officeooo:rsid="005c0753" officeooo:paragraph-rsid="005c0753"/>
    </style:style>
    <style:style style:name="P16" style:family="paragraph" style:parent-style-name="Text_20_body" style:list-style-name="L4">
      <style:paragraph-properties fo:margin-top="0cm" fo:margin-bottom="0cm" loext:contextual-spacing="false"/>
      <style:text-properties officeooo:rsid="005d0cef" officeooo:paragraph-rsid="005d0cef"/>
    </style:style>
    <style:style style:name="P17" style:family="paragraph" style:parent-style-name="Text_20_body" style:list-style-name="L5">
      <style:paragraph-properties fo:margin-top="0cm" fo:margin-bottom="0.146cm" loext:contextual-spacing="false"/>
      <style:text-properties officeooo:rsid="005ffca9" officeooo:paragraph-rsid="005ffca9"/>
    </style:style>
    <style:style style:name="P18" style:family="paragraph" style:parent-style-name="Text_20_body" style:list-style-name="L5">
      <style:paragraph-properties fo:margin-top="0cm" fo:margin-bottom="0.146cm" loext:contextual-spacing="false"/>
      <style:text-properties officeooo:rsid="00612509" officeooo:paragraph-rsid="00612509"/>
    </style:style>
    <style:style style:name="P19" style:family="paragraph" style:parent-style-name="Text_20_body" style:list-style-name="L5">
      <style:paragraph-properties fo:margin-top="0cm" fo:margin-bottom="0.146cm" loext:contextual-spacing="false"/>
      <style:text-properties officeooo:rsid="006179f7" officeooo:paragraph-rsid="006179f7"/>
    </style:style>
    <style:style style:name="P20" style:family="paragraph" style:parent-style-name="Text_20_body" style:list-style-name="L5">
      <style:paragraph-properties fo:margin-top="0cm" fo:margin-bottom="0.146cm" loext:contextual-spacing="false"/>
      <style:text-properties officeooo:rsid="0061e7e0" officeooo:paragraph-rsid="0061e7e0"/>
    </style:style>
    <style:style style:name="P21" style:family="paragraph" style:parent-style-name="Text_20_body" style:list-style-name="L5">
      <style:paragraph-properties fo:margin-top="0cm" fo:margin-bottom="0.146cm" loext:contextual-spacing="false"/>
      <style:text-properties officeooo:rsid="0063516a" officeooo:paragraph-rsid="0063516a"/>
    </style:style>
    <style:style style:name="P22" style:family="paragraph" style:parent-style-name="Table_20_Contents">
      <style:text-properties fo:font-size="13pt"/>
    </style:style>
    <style:style style:name="P23" style:family="paragraph" style:parent-style-name="Table_20_Contents" style:list-style-name="L2">
      <style:text-properties fo:font-size="13pt" officeooo:rsid="0056c156" officeooo:paragraph-rsid="0056c156"/>
    </style:style>
    <style:style style:name="P24" style:family="paragraph" style:parent-style-name="Table_20_Contents" style:list-style-name="L2">
      <style:text-properties fo:font-size="13pt" officeooo:rsid="005983dc" officeooo:paragraph-rsid="005983dc"/>
    </style:style>
    <style:style style:name="P25" style:family="paragraph" style:parent-style-name="Table_20_Contents">
      <style:text-properties fo:font-size="13pt" officeooo:rsid="0066eea3" officeooo:paragraph-rsid="0066eea3"/>
    </style:style>
    <style:style style:name="P26" style:family="paragraph" style:parent-style-name="Table_20_Contents">
      <style:text-properties fo:font-size="13pt" fo:font-weight="bold" officeooo:rsid="0066eea3" officeooo:paragraph-rsid="0066eea3" style:font-weight-asian="bold" style:font-weight-complex="bold"/>
    </style:style>
    <style:style style:name="P27" style:family="paragraph">
      <loext:graphic-properties draw:fill-color="#ff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564447" style:font-style-asian="italic" style:font-style-complex="italic"/>
    </style:style>
    <style:style style:name="T6" style:family="text">
      <style:text-properties officeooo:rsid="0056c156"/>
    </style:style>
    <style:style style:name="T7" style:family="text">
      <style:text-properties officeooo:rsid="005d0cef"/>
    </style:style>
    <style:style style:name="T8" style:family="text">
      <style:text-properties officeooo:rsid="00612509"/>
    </style:style>
    <style:style style:name="T9" style:family="text">
      <style:text-properties officeooo:rsid="006159a2"/>
    </style:style>
    <style:style style:name="T10" style:family="text">
      <style:text-properties officeooo:rsid="0063b95a"/>
    </style:style>
    <style:style style:name="T11" style:family="text">
      <style:text-properties style:text-position="sub 58%"/>
    </style:style>
    <style:style style:name="T12" style:family="text">
      <style:text-properties fo:color="#0000cc"/>
    </style:style>
    <style:style style:name="T13" style:family="text">
      <style:text-properties fo:color="#ff0000"/>
    </style:style>
    <style:style style:name="T14" style:family="text">
      <style:text-properties officeooo:rsid="00667000"/>
    </style:style>
    <style:style style:name="T15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990000" draw:fill-color="#ff0000" draw:textarea-horizontal-align="justify" draw:textarea-vertical-align="middle" draw:auto-grow-height="false" fo:min-height="0.374cm" fo:min-width="0.3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887cm" fo:min-width="0.90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'eau</text:p>
      <text:p text:style-name="Subtitle">Un corps pur formé de molécules</text:p>
      <text:p text:style-name="P1"><text:span text:style-name="T2">Objectifs </text:span>:</text:p>
      <text:list xml:id="list4687756403523362590" text:style-name="L1">
        <text:list-item>
          <text:p text:style-name="P14">Découvrir la molécule d'eau.</text:p>
        </text:list-item>
        <text:list-item>
          <text:p text:style-name="P14">Utiliser le modèle de la molécule pour expliquer les trois états de l'eau.</text:p>
        </text:list-item>
        <text:list-item>
          <text:p text:style-name="P14">Interpréter la conservation de la masse lors d'un changement d'état et lors de la dissolution.</text:p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<text:span text:style-name="T3">Exposé :</text:span> </text:p>
            <text:p text:style-name="P3"><text:span text:style-name="T1">Eliott </text:span>: <text:span text:style-name="T5">L'effet de serre</text:span></text:p>
            <text:p text:style-name="P3"><text:span text:style-name="T1">Audrey </text:span>: <text:span text:style-name="T4">Ressources en énergie de la Terre</text:span></text:p>
          </table:table-cell>
          <table:covered-table-cell/>
        </table:table-row>
        <table:table-row>
          <table:table-cell table:style-name="Tableau1.A2" table:number-columns-spanned="2" office:value-type="string">
            <text:p text:style-name="P5">C<text:span text:style-name="T6">onsignes / Barème</text:span></text:p>
            <text:list xml:id="list1786974201735133953" text:style-name="L2">
              <text:list-item>
                <text:p text:style-name="P23">Façon de parler à l'auditoire</text:p>
              </text:list-item>
              <text:list-item>
                <text:p text:style-name="P24">Pertinence du contenu</text:p>
              </text:list-item>
              <text:list-item>
                <text:p text:style-name="P24">Plan (I, II, III, Introduction, Conclusion)</text:p>
              </text:list-item>
              <text:list-item>
                <text:p text:style-name="P24">Chronométrage 5 minutes ± 1 minute</text:p>
              </text:list-item>
            </text:list>
            <text:p text:style-name="P4">→ Format au choix : papier (format raisin à demander à la prof, 2×A3), diaporama informatique, possibilité de faire une expérience en direct…</text:p>
          </table:table-cell>
          <table:covered-table-cell/>
        </table:table-row>
        <table:table-row>
          <table:table-cell table:style-name="Tableau1.A3" office:value-type="string">
            <text:p text:style-name="P6">Pistes <text:span text:style-name="T9">de travail</text:span> <text:span text:style-name="T7">(Eliott)</text:span></text:p>
            <text:list xml:id="list6185301944811889117" text:style-name="L3">
              <text:list-item>
                <text:p text:style-name="P15">Qu'est-ce que l'effet de serre ?</text:p>
              </text:list-item>
              <text:list-item>
                <text:p text:style-name="P15">Quels sont les cotés positifs ? Les cotés négatifs ?</text:p>
              </text:list-item>
              <text:list-item>
                <text:p text:style-name="P15">Quels sont les gaz à effet de serre ?</text:p>
              </text:list-item>
              <text:list-item>
                <text:p text:style-name="P15">Quelles sont les conséquences ?</text:p>
              </text:list-item>
              <text:list-item>
                <text:p text:style-name="P15">Quelles alternatives ou solutions sont, ou seraient possibles ?</text:p>
              </text:list-item>
            </text:list>
          </table:table-cell>
          <table:table-cell table:style-name="Tableau1.B3" office:value-type="string">
            <text:p text:style-name="P7">Pistes <text:span text:style-name="T9">de travail</text:span> (Audrey)</text:p>
            <text:p text:style-name="P7"/>
            <text:list xml:id="list8483196384240604922" text:style-name="L4">
              <text:list-item>
                <text:p text:style-name="P16">Quelles sont les dessources actuelles ?</text:p>
              </text:list-item>
              <text:list-item>
                <text:p text:style-name="P16">Comment écoluent-elles ?</text:p>
              </text:list-item>
              <text:list-item>
                <text:p text:style-name="P16">Quelles alternatives ou solutions sont, ou seraient possibles ?</text:p>
              </text:list-item>
            </text:list>
          </table:table-cell>
        </table:table-row>
      </table:table>
      <text:p text:style-name="P8"/>
      <text:p text:style-name="P9">Questions P.12</text:p>
      <text:list xml:id="list4170511276650142877" text:style-name="L5">
        <text:list-item>
          <text:p text:style-name="P17">D'un côté, on a une théorie pour les grains de matière, une théorie pour les 4 éléments.</text:p>
        </text:list-item>
        <text:list-item>
          <text:p text:style-name="P17">« Insécable » veut dire impossible à diviser, <text:span text:style-name="T8">se couper</text:span>. Indivisible.</text:p>
        </text:list-item>
        <text:list-item>
          <text:p text:style-name="P18">Celui qui apporte la preuve de l'existance du grain de matière est Jean Perrin.</text:p>
        </text:list-item>
        <text:list-item>
          <text:p text:style-name="P18">La plus petite parcelle d'eau est appelée « Une molécule d'eau ».</text:p>
        </text:list-item>
        <text:list-item>
          <text:p text:style-name="P19">Il y a mille miliards de molécules. (→ 10²¹ = 1000000000000000000000 molécules d'eau dans une goutte).</text:p>
        </text:list-item>
        <text:list-item>
          <text:p text:style-name="P20"><text:soft-page-break/>Démocrite imagine les mélanges comme un mélange de grains de matière.</text:p>
        </text:list-item>
        <text:list-item>
          <text:p text:style-name="P20">L'eau peut être décomposée. Elle n'est donc pas un élément qui forme la matière.</text:p>
        </text:list-item>
        <text:list-item>
          <text:p text:style-name="P21">On ne peut pas diviser une goutte d'eau à l'infini, on obtient une molécule d'eau.</text:p>
        </text:list-item>
      </text:list>
      <text:h text:style-name="Heading_20_2" text:outline-level="2"><text:span text:style-name="T10">I</text:span>. La molécule d'eau</text:h>
      <text:p text:style-name="P10">Elle est formée de trois atomes : deux atomes d'hydrogène (<text:span text:style-name="T12">H</text:span>), un atome d'oxygène (<text:span text:style-name="T13">O</text:span>).</text:p>
      <text:p text:style-name="P11"><draw:custom-shape text:anchor-type="paragraph" draw:z-index="1" draw:style-name="gr2" svg:width="1.276cm" svg:height="1.251cm" svg:x="3.586cm" svg:y="0.2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0" draw:style-name="gr1" draw:text-style-name="P27" svg:width="0.495cm" svg:height="0.53cm" svg:x="3.586cm" svg:y="0.0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style-name="gr1" draw:text-style-name="P27" svg:width="0.495cm" svg:height="0.53cm" svg:x="4.367cm" svg:y="0.0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→ <text:span text:style-name="T12">H</text:span><text:span text:style-name="T11">2</text:span><text:span text:style-name="T13">O</text:span></text:p>
      <text:p text:style-name="P10"/>
      <text:p text:style-name="P12"><text:span text:style-name="T15">Remarque </text:span>: les atomes ont un symbole, s'il y a une seule lettre, elle est écrite en majuscules, s'il y a deux lettres, la deuxième est en minuscules. <text:span text:style-name="T14">(voir tableau périodique)</text:span></text:p>
      <text:p text:style-name="P13"><text:span text:style-name="T1">Analogie </text:span>: Les atomes sont comme les lettres de l'alphabet, et les molécules comme les mots. </text:p>
      <table:table table:name="Tableau2" table:style-name="Tableau2">
        <table:table-column table:style-name="Tableau2.A" table:number-columns-repeated="4"/>
        <table:table-row>
          <table:table-cell table:style-name="Tableau2.A1" office:value-type="string">
            <text:p text:style-name="P26">Nom</text:p>
          </table:table-cell>
          <table:table-cell table:style-name="Tableau2.A1" office:value-type="string">
            <text:p text:style-name="P26">Formule</text:p>
          </table:table-cell>
          <table:table-cell table:style-name="Tableau2.A1" office:value-type="string">
            <text:p text:style-name="P26">Modèle</text:p>
          </table:table-cell>
          <table:table-cell table:style-name="Tableau2.D1" office:value-type="string">
            <text:p text:style-name="P26">Composition en atomes</text:p>
          </table:table-cell>
        </table:table-row>
        <table:table-row>
          <table:table-cell table:style-name="Tableau2.A2" office:value-type="string">
            <text:p text:style-name="P25">eau</text:p>
          </table:table-cell>
          <table:table-cell table:style-name="Tableau2.A2" office:value-type="string">
            <text:p text:style-name="P25">H<text:span text:style-name="T11">2</text:span>O</text:p>
          </table:table-cell>
          <table:table-cell table:style-name="Tableau2.A2" office:value-type="string">
            <text:p text:style-name="P22"/>
          </table:table-cell>
          <table:table-cell table:style-name="Tableau2.D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25">Dioxyde de carbone</text:p>
          </table:table-cell>
          <table:table-cell table:style-name="Tableau2.A2" office:value-type="string">
            <text:p text:style-name="P25">CO<text:span text:style-name="T11">2</text:span></text:p>
          </table:table-cell>
          <table:table-cell table:style-name="Tableau2.A2" office:value-type="string">
            <text:p text:style-name="P22"/>
          </table:table-cell>
          <table:table-cell table:style-name="Tableau2.D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25">Dioxygène</text:p>
          </table:table-cell>
          <table:table-cell table:style-name="Tableau2.A2" office:value-type="string">
            <text:p text:style-name="P25">O<text:span text:style-name="T11">2</text:span></text:p>
          </table:table-cell>
          <table:table-cell table:style-name="Tableau2.A2" office:value-type="string">
            <text:p text:style-name="P22"/>
          </table:table-cell>
          <table:table-cell table:style-name="Tableau2.D2" office:value-type="string">
            <text:p text:style-name="P25">2 atomes d'oxygène</text:p>
          </table:table-cell>
        </table:table-row>
        <table:table-row>
          <table:table-cell table:style-name="Tableau2.A2" office:value-type="string">
            <text:p text:style-name="P25">Dihydrogène</text:p>
          </table:table-cell>
          <table:table-cell table:style-name="Tableau2.A2" office:value-type="string">
            <text:p text:style-name="P25">H<text:span text:style-name="T11">2</text:span></text:p>
          </table:table-cell>
          <table:table-cell table:style-name="Tableau2.A2" office:value-type="string">
            <text:p text:style-name="P22"/>
          </table:table-cell>
          <table:table-cell table:style-name="Tableau2.D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25">diazote</text:p>
          </table:table-cell>
          <table:table-cell table:style-name="Tableau2.A2" office:value-type="string">
            <text:p text:style-name="P25">N<text:span text:style-name="T11">2</text:span></text:p>
          </table:table-cell>
          <table:table-cell table:style-name="Tableau2.A2" office:value-type="string">
            <text:p text:style-name="P22"/>
          </table:table-cell>
          <table:table-cell table:style-name="Tableau2.D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25">méthane</text:p>
          </table:table-cell>
          <table:table-cell table:style-name="Tableau2.A2" office:value-type="string">
            <text:p text:style-name="P25">CH<text:span text:style-name="T11">4</text:span></text:p>
          </table:table-cell>
          <table:table-cell table:style-name="Tableau2.A2" office:value-type="string">
            <text:p text:style-name="P22"/>
          </table:table-cell>
          <table:table-cell table:style-name="Tableau2.D2" office:value-type="string">
            <text:p text:style-name="P25">1 carbonne, 4 hydrogènes</text:p>
          </table:table-cell>
        </table:table-row>
        <table:table-row>
          <table:table-cell table:style-name="Tableau2.A2" office:value-type="string">
            <text:p text:style-name="P25">butane</text:p>
          </table:table-cell>
          <table:table-cell table:style-name="Tableau2.A2" office:value-type="string">
            <text:p text:style-name="P25">C<text:span text:style-name="T11">4</text:span>H<text:span text:style-name="T11">10</text:span></text:p>
          </table:table-cell>
          <table:table-cell table:style-name="Tableau2.A2" office:value-type="string">
            <text:p text:style-name="P22"/>
          </table:table-cell>
          <table:table-cell table:style-name="Tableau2.D2" office:value-type="string">
            <text:p text:style-name="P22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nux Biolinum" svg:font-family="'Linux Biolinum'" style:font-adornments="Normal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nux Biolinum" fo:font-family="'Linux Biolinum'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nux Biolinum" fo:font-family="'Linux Biolinum'" style:font-style-name="Normal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Linux Biolinum" fo:font-family="'Linux Biolinum'" style:font-style-name="Normal" style:font-pitch="variable" fo:font-size="13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cm" draw:fill-image-height="0cm"/>
      <style:paragraph-properties fo:margin-left="0cm" fo:margin-right="1cm" fo:margin-top="0.42cm" fo:margin-bottom="2cm" loext:contextual-spacing="false" fo:text-align="center" style:justify-single-word="false" fo:text-indent="-0.76cm" style:auto-text-indent="false" style:shadow="none">
        <style:tab-stops/>
      </style:paragraph-properties>
      <style:text-properties fo:font-size="13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08:02:20.921706279</meta:creation-date>
    <dc:date>2016-02-12T15:36:51.411382482</dc:date>
    <meta:editing-duration>P15DT11H14M13S</meta:editing-duration>
    <meta:editing-cycles>66</meta:editing-cycles>
    <meta:generator>LibreOffice/5.0.4.2$Linux_X86_64 LibreOffice_project/00m0$Build-2</meta:generator>
    <meta:document-statistic meta:table-count="2" meta:image-count="0" meta:object-count="0" meta:page-count="2" meta:paragraph-count="59" meta:word-count="401" meta:character-count="2216" meta:non-whitespace-character-count="1897"/>
  </office:meta>
</office:document-meta>
</file>